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Run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319cm" svg:y2="7.985cm" draw:start-shape="id4" draw:start-glue-point="6" draw:end-shape="id5" draw:end-glue-point="5" svg:d="m6361 7388c0 398 2319 597 6958 597" svg:viewBox="0 0 6959 598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3.319cm" svg:y="14.20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7" draw:id="id7" draw:layer="layout" svg:width="4.074cm" svg:height="0.889cm" svg:x="4.419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4.429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2.581cm" svg:x2="6.461cm" svg:y2="14.204cm" draw:start-shape="id7" draw:end-shape="id8" svg:d="m6456 12581 5 1623" svg:viewBox="0 0 6 1624">
          <text:p/>
        </draw:connector>
        <draw:custom-shape draw:style-name="gr5" draw:text-style-name="P3" xml:id="id10" draw:id="id10" draw:layer="layout" svg:width="4.826cm" svg:height="1.397cm" svg:x="12.938cm" svg:y="16.64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351cm" svg:y1="15.379cm" svg:x2="15.351cm" svg:y2="16.649cm" draw:start-shape="id9" draw:end-shape="id10" draw:end-glue-point="4" svg:d="m15351 15379v1270" svg:viewBox="0 0 1 1271">
          <text:p/>
        </draw:connector>
        <draw:custom-shape draw:style-name="gr1" draw:text-style-name="P2" xml:id="id13" draw:id="id13" draw:layer="layout" svg:width="5.207cm" svg:height="1.284cm" svg:x="3.921cm" svg:y="20.582cm">
          <text:p text:style-name="P1"><text:span text:style-name="T1">jettyRun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319cm" svg:y1="14.793cm" svg:x2="8.366cm" svg:y2="9.583cm" draw:start-shape="id9" draw:end-shape="id6" draw:end-glue-point="7" svg:d="m13319 14793-4953-5210" svg:viewBox="0 0 4954 5211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3.446cm" svg:y="19.443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351cm" svg:y1="18.046cm" svg:x2="15.351cm" svg:y2="19.443cm" draw:start-shape="id10" draw:end-shape="id11" draw:end-glue-point="0" svg:d="m15351 18046v1397" svg:viewBox="0 0 1 1398">
          <text:p/>
        </draw:connector>
        <draw:connector draw:style-name="gr4" draw:text-style-name="P3" draw:layer="layout" draw:type="line" svg:x1="8.493cm" svg:y1="14.789cm" svg:x2="12.938cm" svg:y2="17.347cm" draw:start-shape="id8" draw:end-shape="id10" svg:d="m8493 14789 4445 2558" svg:viewBox="0 0 4446 2559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2" draw:id="id12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5.375cm" svg:x2="6.461cm" svg:y2="17.407cm" draw:start-shape="id8" draw:start-glue-point="6" draw:end-shape="id12" draw:end-glue-point="4" svg:d="m6461 15375v2032" svg:viewBox="0 0 1 2033">
          <text:p/>
        </draw:connector>
        <draw:connector draw:style-name="gr4" draw:text-style-name="P3" draw:layer="layout" draw:type="line" svg:x1="13.446cm" svg:y1="19.824cm" svg:x2="8.366cm" svg:y2="17.992cm" draw:start-shape="id11" draw:start-glue-point="5" draw:end-shape="id12" svg:d="m13446 19824-5080-1832" svg:viewBox="0 0 5081 1833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525cm" svg:y2="20.582cm" draw:start-shape="id12" draw:start-glue-point="6" draw:end-shape="id13" draw:end-glue-point="4" svg:d="m6461 18578 64 2004" svg:viewBox="0 0 65 2005">
          <text:p/>
        </draw:connector>
        <draw:connector draw:style-name="gr2" draw:text-style-name="P3" draw:layer="layout" draw:type="line" svg:x1="15.347cm" svg:y1="12.938cm" svg:x2="15.351cm" svg:y2="14.208cm" draw:start-shape="id14" draw:start-glue-point="6" draw:end-shape="id9" svg:d="m15347 12938 4 1270" svg:viewBox="0 0 5 1271">
          <text:p/>
        </draw:connector>
        <draw:connector draw:style-name="gr3" draw:text-style-name="P9" draw:layer="layout" draw:type="line" svg:x1="6.397cm" svg:y1="10.168cm" svg:x2="6.456cm" svg:y2="11.692cm" draw:start-shape="id6" draw:end-shape="id7" draw:end-glue-point="4" svg:d="m6397 10168 59 1524" svg:viewBox="0 0 60 1525">
          <text:p text:style-name="P1"><text:span text:style-name="T4"><text:s text:c="27"/></text:span></text:p>
        </draw:connector>
        <draw:custom-shape draw:style-name="gr5" draw:text-style-name="P3" xml:id="id15" draw:id="id15" draw:layer="layout" svg:width="3.683cm" svg:height="1.054cm" svg:x="13.514cm" svg:y="9.63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5.351cm" svg:y1="8.366cm" svg:x2="15.355cm" svg:y2="9.636cm" draw:start-shape="id5" draw:start-glue-point="6" draw:end-shape="id15" draw:end-glue-point="4" svg:d="m15351 8366 4 1270" svg:viewBox="0 0 5 1271">
          <text:p text:style-name="P1"><text:span text:style-name="T2"/></text:p>
        </draw:connector>
        <draw:connector draw:style-name="gr3" draw:text-style-name="P3" draw:layer="layout" draw:type="line" svg:x1="15.355cm" svg:y1="10.69cm" svg:x2="15.347cm" svg:y2="12.049cm" draw:start-shape="id15" draw:start-glue-point="6" draw:end-shape="id14" draw:end-glue-point="4" svg:d="m15355 10690-8 1359" svg:viewBox="0 0 9 1360">
          <text:p text:style-name="P1"><text:span text:style-name="T2">resume <text:s text:c="14"/></text:span></text:p>
        </draw:connector>
        <draw:custom-shape draw:style-name="gr5" draw:text-style-name="P2" xml:id="id5" draw:id="id5" draw:layer="layout" svg:width="4.064cm" svg:height="0.762cm" svg:x="13.319cm" svg:y="7.60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4" draw:id="id14" draw:layer="layout" svg:width="4.326cm" svg:height="0.889cm" svg:x="13.184cm" svg:y="12.049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18:46.848176407</dc:date>
    <dc:creator>Andrey Hihlovskiy</dc:creator>
    <meta:editing-duration>PT3H5M50S</meta:editing-duration>
    <meta:editing-cycles>57</meta:editing-cycles>
    <meta:generator>LibreOffice/4.1.3.2$Linux_X86_64 LibreOffice_project/410m0$Build-2</meta:generator>
    <meta:document-statistic meta:object-count="33"/>
  </office:meta>
</office:document-meta>
</file>